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996cm"/>
    </style:style>
    <style:style style:name="co2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PageStyle_5f_Pannelli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annelli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office:value-type="string">
            <text:p>Matricola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POP2016A7290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POP2017B9996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POP2017C1317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POP2017C2249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POP2017D8388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POP2017D8396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POP2017D8404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POP2017D8405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POP2017D8411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POP2017D8441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POP2017D8480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POP2017D8580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POP2017D8662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POP2017D8679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POP2017D8710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POP2017D8746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POP2017D8752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POP2017D8771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POP2017D8784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POP2017D8899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POP2017D8908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POP2017D8909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POP2017D8920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POP2017D8944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POP2017D8955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POP2017D9012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POP2017D9017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POP2017D9052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POP2017D9053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POP2017D9060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POP2017D9122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POP2017D9155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POP2017D9157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POP2017D9158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POP2017D9165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POP2017D9166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POP2017D9266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POP2017D9306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POP2017D9327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POP2017D9332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POP2017D9334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PSP2016K2031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PSP2016K4590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PSP2016L9334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PSP2016M0263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PSP2016M0288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PSP2016M1190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PSP2016M5457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PSP2016M5741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PSP2016M5753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PSP2016M5799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PSP2016M5834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PSP2016M5866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PSP2016M5874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PSP2016M5881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PSP2016M5885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PSP2016M5886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PSP2016M5898</text:p>
          </table:table-cell>
          <table:table-cell table:number-columns-repeated="1023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1P0"/>
    </number:currency-style>
    <number:number-style style:name="N8000" number:language="it" number:country="IT">
      <number:number number:min-integer-digits="1"/>
    </number:number-style>
    <number:number-style style:name="N103P0" style:volatile="true">
      <number:number number:decimal-places="0" number:min-integer-digits="1" number:grouping="true"/>
    </number:number-style>
    <number:number-style style:name="N103">
      <number:text>-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number number:decimal-places="0" number:min-integer-digits="1" number:grouping="true"/>
    </number:number-style>
    <number:number-style style:name="N104">
      <style:text-properties fo:color="#ff0000"/>
      <number:text>-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2" number:min-integer-digits="1" number:grouping="true"/>
    </number:number-style>
    <number:number-style style:name="N105">
      <number:text>-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</number:number-style>
    <number:number-style style:name="N106">
      <style:text-properties fo:color="#ff0000"/>
      <number:text>-</number:text>
      <number:number number:decimal-places="2" number:min-integer-digits="1" number:grouping="true"/>
      <style:map style:condition="value()&gt;=0" style:apply-style-name="N106P0"/>
    </number:number-style>
    <number:time-style style:name="N107">
      <number:minutes number:style="long"/>
      <number:text>.</number:text>
      <number:seconds number:style="long"/>
    </number:time-style>
    <number:time-style style:name="N108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9">
      <number:minutes number:style="long"/>
      <number:text>.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8103P0" style:volatile="true" number:language="it" number:country="IT">
      <number:text>€ </number:text>
      <number:number number:decimal-places="0" number:min-integer-digits="1" number:grouping="true"/>
    </number:number-style>
    <number:number-style style:name="N8103" number:language="it" number:country="IT">
      <number:text>-€ </number:text>
      <number:number number:decimal-places="0" number:min-integer-digits="1" number:grouping="true"/>
      <style:map style:condition="value()&gt;=0" style:apply-style-name="N8103P0"/>
    </number:number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2" number:min-integer-digits="1" number:grouping="true"/>
    </number:number-style>
    <number:number-style style:name="N8105" number:language="it" number:country="IT">
      <number:text>-€ </number:text>
      <number:number number:decimal-places="2" number:min-integer-digits="1" number:grouping="true"/>
      <style:map style:condition="value()&gt;=0" style:apply-style-name="N8105P0"/>
    </number:number-style>
    <number:number-style style:name="N8106P0" style:volatile="true" number:language="it" number:country="IT">
      <number:text>€ </number:text>
      <number:number number:decimal-places="2" number:min-integer-digits="1" number:grouping="true"/>
    </number:number-style>
    <number:number-style style:name="N810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6P0"/>
    </number:number-style>
    <number:date-style style:name="N8107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08" number:language="it" number:country="IT">
      <number:day number:style="long"/>
      <number:text>-</number:text>
      <number:month number:textual="true"/>
    </number:date-style>
    <number:date-style style:name="N8109" number:language="it" number:country="IT">
      <number:month number:textual="true"/>
      <number:text>-</number:text>
      <number:year/>
    </number:date-style>
    <number:time-style style:name="N8110" number:language="it" number:country="IT">
      <number:hours/>
      <number:text>.</number:text>
      <number:minutes number:style="long"/>
      <number:text> </number:text>
      <number:am-pm/>
    </number:time-style>
    <number:time-style style:name="N8111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2" number:language="it" number:country="IT">
      <number:hours/>
      <number:text>.</number:text>
      <number:minutes number:style="long"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4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5P0" style:volatile="true" number:language="it" number:country="IT">
      <number:number number:decimal-places="0" number:min-integer-digits="1" number:grouping="true"/>
    </number:number-style>
    <number:number-style style:name="N8115" number:language="it" number:country="IT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it" number:country="IT">
      <number:number number:decimal-places="0" number:min-integer-digits="1" number:grouping="true"/>
    </number:number-style>
    <number:number-style style:name="N8116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it" number:country="IT">
      <number:number number:decimal-places="2" number:min-integer-digits="1" number:grouping="true"/>
    </number:number-style>
    <number:number-style style:name="N8117" number:language="it" number:country="IT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2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it" number:country="IT">
      <number:text> - </number:text>
    </number:number-style>
    <number:text-style style:name="N8119" number:language="it" number:country="IT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0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0P2" style:volatile="true" number:language="it" number:country="IT">
      <number:text> € - </number:text>
    </number:number-style>
    <number:text-style style:name="N8120" number:language="it" number:country="IT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it" number:country="IT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21" number:language="it" number:country="IT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2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2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22" number:language="it" number:country="IT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it" number:country="IT">
      <number:minutes number:style="long"/>
      <number:text>.</number:text>
      <number:seconds number:style="long"/>
    </number:time-style>
    <number:time-style style:name="N812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25" number:language="it" number:country="IT">
      <number:minutes number:style="long"/>
      <number:text>.</number:text>
      <number:seconds number:style="long" number:decimal-places="1"/>
    </number:time-style>
    <number:number-style style:name="N8126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4">14/04/2021</text:date>, <text:time>10.59.5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Pannelli" style:display-name="PageStyle_Pannell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14T10:59:56.67</dc:date>
    <dc:creator>Alena </dc:creator>
    <meta:document-statistic meta:table-count="1" meta:cell-count="59" meta:object-count="0"/>
    <meta:generator>OpenOffice/4.1.5$Win32 OpenOffice.org_project/415m1$Build-9789</meta:generator>
  </office:meta>
</office:document-meta>
</file>